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53.08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35.0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rotation-angle="90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8" table:default-cell-style-name="ce3"/>
        <table:table-column table:style-name="co4" table:number-columns-repeated="1014" table:default-cell-style-name="ce3"/>
        <table:table-row table:style-name="ro1">
          <table:table-cell table:style-name="ce1"/>
          <table:table-cell table:style-name="ce2" office:value-type="string" calcext:value-type="string">
            <text:p>Club</text:p>
          </table:table-cell>
          <table:table-cell table:style-name="ce4" office:value-type="string" calcext:value-type="string">
            <text:p>Journées</text:p>
          </table:table-cell>
          <table:table-cell table:style-name="ce4" office:value-type="string" calcext:value-type="string">
            <text:p>Gagnés</text:p>
          </table:table-cell>
          <table:table-cell table:style-name="ce4" office:value-type="string" calcext:value-type="string">
            <text:p>Nuls</text:p>
          </table:table-cell>
          <table:table-cell table:style-name="ce4" office:value-type="string" calcext:value-type="string">
            <text:p>Perdus</text:p>
          </table:table-cell>
          <table:table-cell table:style-name="ce4" office:value-type="string" calcext:value-type="string">
            <text:p>Buts marqués</text:p>
          </table:table-cell>
          <table:table-cell table:style-name="ce4" office:value-type="string" calcext:value-type="string">
            <text:p>Buts encaissés</text:p>
          </table:table-cell>
          <table:table-cell table:style-name="ce4" office:value-type="string" calcext:value-type="string">
            <text:p>Différence <text:s/>de buts</text:p>
          </table:table-cell>
          <table:table-cell table:style-name="ce4" office:value-type="string" calcext:value-type="string">
            <text:p>Points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football-data.mx.enetscores.com/page/mx/team/9823" xlink:type="simple">Bayern Munich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8" calcext:value-type="float">
            <text:p>88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://football-data.mx.enetscores.com/page/mx/team/9789" xlink:type="simple">Borussia Dortmund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://football-data.mx.enetscores.com/page/mx/team/8178" xlink:type="simple">Bayer Leverkusen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://football-data.mx.enetscores.com/page/mx/team/9788" xlink:type="simple">Borussia Moenchengladbach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5" calcext:value-type="float">
            <text:p>55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football-data.mx.enetscores.com/page/mx/team/10189" xlink:type="simple">Schalke 04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2" calcext:value-type="float">
            <text:p>52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://football-data.mx.enetscores.com/page/mx/team/9905" xlink:type="simple">Mainz 05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://football-data.mx.enetscores.com/page/mx/team/8177" xlink:type="simple">Hertha Berlin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://football-data.mx.enetscores.com/page/mx/team/8721" xlink:type="simple">Wolfsburg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45" calcext:value-type="float">
            <text:p>45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://football-data.mx.enetscores.com/page/mx/team/8722" xlink:type="simple">FC Cologne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43" calcext:value-type="float">
            <text:p>43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://football-data.mx.enetscores.com/page/mx/team/9790" xlink:type="simple">Hamburger SV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41" calcext:value-type="float">
            <text:p>41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://football-data.mx.enetscores.com/page/mx/team/8234" xlink:type="simple">Ingolstadt </text:a> 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40" calcext:value-type="float">
            <text:p>40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://football-data.mx.enetscores.com/page/mx/team/8406" xlink:type="simple">Augsburg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38" calcext:value-type="float">
            <text:p>38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://football-data.mx.enetscores.com/page/mx/team/8697" xlink:type="simple">Werder Bremen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38" calcext:value-type="float">
            <text:p>38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://football-data.mx.enetscores.com/page/mx/team/8262" xlink:type="simple">Darmstadt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38" calcext:value-type="float">
            <text:p>38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://football-data.mx.enetscores.com/page/mx/team/8226" xlink:type="simple">Hoffenheim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37" calcext:value-type="float">
            <text:p>37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://football-data.mx.enetscores.com/page/mx/team/9810" xlink:type="simple">Eintracht Frankfurt </text:a> 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36" calcext:value-type="float">
            <text:p>36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://football-data.mx.enetscores.com/page/mx/team/10269" xlink:type="simple">VfB Stuttgart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33" calcext:value-type="float">
            <text:p>33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://football-data.mx.enetscores.com/page/mx/team/9904" xlink:type="simple">Hannover 96 </text:a>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-31" calcext:value-type="float">
            <text:p>-31</text:p>
          </table:table-cell>
          <table:table-cell table:style-name="ce2" office:value-type="float" office:value="25" calcext:value-type="float">
            <text:p>25</text:p>
          </table:table-cell>
          <table:table-cell table:style-name="ce1"/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8:19:27.454000000</meta:creation-date>
    <dc:date>2016-05-19T19:03:20.176000000</dc:date>
    <meta:editing-duration>PT15M10S</meta:editing-duration>
    <meta:editing-cycles>2</meta:editing-cycles>
    <meta:generator>LibreOffice/4.4.7.2$Windows_x86 LibreOffice_project/f3153a8b245191196a4b6b9abd1d0da16eead600</meta:generator>
    <meta:document-statistic meta:table-count="1" meta:cell-count="189" meta:object-count="0"/>
  </office:meta>
</office:document-meta>
</file>